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atin Modern Sans Demi Cond" svg:font-family="'Latin Modern Sans Demi Cond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1" svg:font-family="'Latin Modern Sans Demi Con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" svg:stroke-width="0.353cm" svg:stroke-color="#000000" draw:marker-start="" draw:marker-start-width="0.728cm" draw:marker-end="" draw:marker-end-width="0.828cm" draw:fill="none" draw:textarea-vertical-align="middle" fo:padding-top="0.3cm" fo:padding-bottom="0.3cm" fo:padding-left="0.425cm" fo:padding-right="0.425cm"/>
    </style:style>
    <style:style style:name="gr2" style:family="graphic" style:parent-style-name="objectwithoutfill">
      <style:graphic-properties draw:stroke="solid" svg:stroke-width="0.353cm" svg:stroke-color="#000000" draw:marker-start-width="0.728cm" draw:marker-end="Arrowheads_20_1" draw:marker-end-width="0.828cm" draw:fill="none" draw:textarea-vertical-align="middle" fo:padding-top="0.3cm" fo:padding-bottom="0.3cm" fo:padding-left="0.425cm" fo:padding-right="0.425cm"/>
    </style:style>
    <style:style style:name="gr3" style:family="graphic" style:parent-style-name="objectwithoutfill">
      <style:graphic-properties draw:stroke="solid" svg:stroke-width="0.353cm" svg:stroke-color="#000000" draw:marker-start="" draw:marker-start-width="0.728cm" draw:marker-end="" draw:marker-end-width="0.828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4cm" fo:min-width="2.9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4cm" fo:min-width="2.296cm"/>
      <style:paragraph-properties style:writing-mode="lr-tb"/>
    </style:style>
    <style:style style:name="gr6" style:family="graphic" style:parent-style-name="standard" style:list-style-name="L1">
      <style:graphic-properties draw:stroke="none" svg:stroke-color="#780373" draw:fill="none" draw:fill-color="#ffffff" draw:textarea-horizontal-align="left" draw:auto-grow-height="true" draw:auto-grow-width="true" fo:min-height="4.764cm" fo:min-width="3.711cm"/>
      <style:paragraph-properties style:writing-mode="lr-tb"/>
    </style:style>
    <style:style style:name="gr7" style:family="graphic" style:parent-style-name="standard">
      <style:graphic-properties svg:stroke-width="0.053cm" svg:stroke-color="#111111" draw:marker-start-width="0.279cm" draw:marker-end-width="0.279cm" draw:fill-color="#780373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draw:stroke="none" svg:stroke-color="#780373" draw:fill="none" draw:fill-color="#ffffff" draw:textarea-horizontal-align="left" draw:auto-grow-height="true" draw:auto-grow-width="true" fo:min-height="4.764cm" fo:min-width="2.68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atin Modern Sans Demi Cond1" fo:font-size="96pt" style:font-size-asian="54pt" style:font-size-complex="54pt"/>
    </style:style>
    <style:style style:name="P3" style:family="paragraph">
      <loext:graphic-properties draw:fill="none" draw:fill-color="#ffffff"/>
      <style:paragraph-properties style:writing-mode="lr-tb"/>
      <style:text-properties style:font-name="Latin Modern Sans Demi Cond1" fo:font-size="96pt" style:font-size-asian="48pt" style:font-size-complex="4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780373" loext:opacity="100%" style:font-name="Latin Modern Sans Demi Cond1" fo:font-size="96pt" style:font-size-asian="54pt" style:font-size-complex="54pt"/>
    </style:style>
    <style:style style:name="P6" style:family="paragraph">
      <loext:graphic-properties draw:fill-color="#780373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a7500" loext:opacity="100%" style:text-position="0% 100%" style:font-name="Latin Modern Sans Demi Cond1" fo:font-size="96pt" style:font-size-asian="54pt" style:font-size-complex="54pt"/>
    </style:style>
    <style:style style:name="T1" style:family="text">
      <style:text-properties style:font-name="Latin Modern Sans Demi Cond1" fo:font-size="96pt" style:font-size-asian="54pt" style:font-size-complex="54pt"/>
    </style:style>
    <style:style style:name="T2" style:family="text">
      <style:text-properties style:text-position="-8% 58%" style:font-name="Latin Modern Sans Demi Cond1" fo:font-size="96pt" style:font-size-asian="54pt" style:font-size-complex="54pt"/>
    </style:style>
    <style:style style:name="T3" style:family="text">
      <style:text-properties style:font-name="Latin Modern Sans Demi Cond1" fo:font-size="96pt" style:font-size-asian="48pt" style:font-size-complex="48pt"/>
    </style:style>
    <style:style style:name="T4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Latin Modern Sans Demi Cond1" fo:font-size="96pt" fo:font-style="normal" fo:text-shadow="none" style:text-underline-style="none" fo:font-weight="normal" style:letter-kerning="true" style:font-name-asian="Noto Sans CJK SC1" style:font-size-asian="54pt" style:font-style-asian="normal" style:font-weight-asian="normal" style:font-name-complex="Lohit Devanagari1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80373" loext:opacity="100%" style:text-outline="false" style:text-line-through-style="none" style:text-line-through-type="none" style:text-position="33% 58%" style:font-name="Latin Modern Sans Demi Cond" fo:font-size="96pt" fo:font-style="normal" fo:text-shadow="none" style:text-underline-style="none" fo:font-weight="normal" style:letter-kerning="true" style:font-name-asian="Latin Modern Sans Demi Cond" style:font-size-asian="54pt" style:font-style-asian="normal" style:font-weight-asian="normal" style:font-name-complex="Latin Modern Sans Demi Cond" style:font-size-complex="5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a7500" loext:opacity="100%" style:text-outline="false" style:text-line-through-style="none" style:text-line-through-type="none" style:text-position="0% 100%" style:font-name="Latin Modern Sans Demi Cond" fo:font-size="96pt" fo:font-style="normal" fo:text-shadow="none" style:text-underline-style="none" fo:font-weight="normal" style:letter-kerning="true" style:font-name-asian="Latin Modern Sans Demi Cond" style:font-size-asian="54pt" style:font-style-asian="normal" style:font-weight-asian="normal" style:font-name-complex="Latin Modern Sans Demi Cond" style:font-size-complex="5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25cm" svg:y1="10.45cm" svg:x2="7.75cm" svg:y2="10.45cm">
          <text:p/>
        </draw:line>
        <draw:g>
          <draw:line draw:style-name="gr2" draw:text-style-name="P1" draw:layer="layout" svg:x1="2.5cm" svg:y1="1.95cm" svg:x2="5.093cm" svg:y2="6.374cm">
            <text:p/>
          </draw:line>
          <draw:line draw:style-name="gr3" draw:text-style-name="P1" draw:layer="layout" svg:x1="4.907cm" svg:y1="6.026cm" svg:x2="7.5cm" svg:y2="10.45cm">
            <text:p/>
          </draw:line>
        </draw:g>
        <draw:line draw:style-name="gr1" draw:text-style-name="P1" draw:layer="layout" svg:x1="17.3cm" svg:y1="10.45cm" svg:x2="22.3cm" svg:y2="1.95cm">
          <text:p/>
        </draw:line>
        <draw:frame draw:style-name="gr4" draw:text-style-name="P2" draw:layer="layout" svg:width="3.402cm" svg:height="5.014cm" svg:x="0.248cm" svg:y="1.7cm">
          <draw:text-box>
            <text:p><text:span text:style-name="T1">ν</text:span><text:span text:style-name="T2">L</text:span></text:p>
          </draw:text-box>
        </draw:frame>
        <draw:frame draw:style-name="gr5" draw:text-style-name="P3" draw:layer="layout" svg:width="2.796cm" svg:height="5.014cm" svg:x="22.5cm" svg:y="0.936cm">
          <draw:text-box>
            <text:p><text:span text:style-name="T3">H</text:span></text:p>
          </draw:text-box>
        </draw:frame>
        <draw:frame draw:style-name="gr6" draw:text-style-name="P5" draw:layer="layout" svg:width="4.211cm" svg:height="5.014cm" svg:x="2cm" svg:y="7.436cm">
          <draw:text-box>
            <text:p text:style-name="P4"><text:span text:style-name="T4">Y</text:span><text:span text:style-name="T5">Δ</text:span></text:p>
          </draw:text-box>
        </draw:frame>
        <draw:frame draw:style-name="gr4" draw:text-style-name="P2" draw:layer="layout" svg:width="3.402cm" svg:height="5.014cm" svg:x="0.248cm" svg:y="12.4cm">
          <draw:text-box>
            <text:p><text:span text:style-name="T1">ν</text:span><text:span text:style-name="T2">L</text:span></text:p>
          </draw:text-box>
        </draw:frame>
        <draw:g>
          <draw:line draw:style-name="gr2" draw:text-style-name="P1" draw:layer="layout" svg:x1="2.5cm" svg:y1="18.95cm" svg:x2="5.093cm" svg:y2="14.526cm">
            <text:p/>
          </draw:line>
          <draw:line draw:style-name="gr3" draw:text-style-name="P1" draw:layer="layout" svg:x1="4.907cm" svg:y1="14.874cm" svg:x2="7.5cm" svg:y2="10.45cm">
            <text:p/>
          </draw:line>
        </draw:g>
        <draw:g>
          <draw:line draw:style-name="gr2" draw:text-style-name="P1" draw:layer="layout" svg:x1="2.5cm" svg:y1="1.95cm" svg:x2="5.093cm" svg:y2="6.374cm">
            <text:p/>
          </draw:line>
          <draw:line draw:style-name="gr3" draw:text-style-name="P1" draw:layer="layout" svg:x1="4.907cm" svg:y1="6.026cm" svg:x2="7.5cm" svg:y2="10.45cm">
            <text:p/>
          </draw:line>
        </draw:g>
        <draw:line draw:style-name="gr1" draw:text-style-name="P1" draw:layer="layout" svg:x1="17.25cm" svg:y1="10.45cm" svg:x2="22.25cm" svg:y2="18.95cm">
          <text:p/>
        </draw:line>
        <draw:custom-shape draw:style-name="gr7" draw:text-style-name="P6" draw:layer="layout" svg:width="1cm" svg:height="1cm" svg:x="7cm" svg:y="9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3.186cm" svg:height="5.014cm" svg:x="10.814cm" svg:y="4.936cm">
          <draw:text-box>
            <text:p text:style-name="P4"><text:span text:style-name="T6">ξ</text:span></text:p>
          </draw:text-box>
        </draw:frame>
        <draw:frame draw:style-name="gr5" draw:text-style-name="P3" draw:layer="layout" svg:width="2.796cm" svg:height="5.014cm" svg:x="22.5cm" svg:y="13.936cm">
          <draw:text-box>
            <text:p><text:span text:style-name="T3">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in Modern Sans Demi Cond" svg:font-family="'Latin Modern Sans Demi Cond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1" svg:font-family="'Latin Modern Sans Demi Con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2T19:21:24.894300500</meta:creation-date>
    <dc:date>2020-11-09T17:24:27.488727501</dc:date>
    <meta:editing-duration>PT3H21M27S</meta:editing-duration>
    <meta:editing-cycles>15</meta:editing-cycles>
    <meta:generator>LibreOffice/7.0.3.1$Linux_X86_64 LibreOffice_project/00$Build-1</meta:generator>
    <meta:document-statistic meta:object-count="19"/>
  </office:meta>
</office:document-meta>
</file>